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76C00000546B2B03D52.svm"/>
  <manifest:file-entry manifest:media-type="" manifest:full-path="Pictures/200000070000195300001320C4576F7B.svm"/>
  <manifest:file-entry manifest:media-type="" manifest:full-path="Pictures/2000000700003DEA000016544A5BB1F2.svm"/>
  <manifest:file-entry manifest:media-type="" manifest:full-path="Pictures/2000000700003DB500002026417717A5.svm"/>
  <manifest:file-entry manifest:media-type="" manifest:full-path="Pictures/200000070000184B00000B94843B3DA7.svm"/>
  <manifest:file-entry manifest:media-type="" manifest:full-path="Pictures/200000070000420C000016896353B217.svm"/>
  <manifest:file-entry manifest:media-type="" manifest:full-path="Pictures/2000000700003978000025A074063577.svm"/>
  <manifest:file-entry manifest:media-type="" manifest:full-path="Pictures/20000007000044BC00000600A5EA2A14.svm"/>
  <manifest:file-entry manifest:media-type="" manifest:full-path="Pictures/2000000700002D6000000F182FAD25A7.svm"/>
  <manifest:file-entry manifest:media-type="" manifest:full-path="Pictures/2000000700001070000005965963CCF8.svm"/>
  <manifest:file-entry manifest:media-type="" manifest:full-path="Pictures/2000000700001FA10000235A861F46C1.svm"/>
  <manifest:file-entry manifest:media-type="" manifest:full-path="Pictures/2000000700003F91000021CDA8C95458.svm"/>
  <manifest:file-entry manifest:media-type="" manifest:full-path="Pictures/2000000700002CDC00002B3570B7357E.svm"/>
  <manifest:file-entry manifest:media-type="" manifest:full-path="Pictures/200000070000184B0000099E4C4659F6.svm"/>
  <manifest:file-entry manifest:media-type="" manifest:full-path="Pictures/200000070000103B000005E5C2E00F17.svm"/>
  <manifest:file-entry manifest:media-type="" manifest:full-path="Pictures/200000070000378100000969FA0DCC14.svm"/>
  <manifest:file-entry manifest:media-type="" manifest:full-path="Pictures/2000000700003DCF000016547FFB02B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fo:line-height="125%" fo:background-color="#1c1c1c">
        <style:background-image/>
      </style:paragraph-properties>
      <style:text-properties fo:color="#d0d0d0"/>
    </style:style>
    <style:style style:name="P4" style:family="paragraph" style:parent-style-name="Preformatted_20_Text">
      <style:paragraph-properties fo:text-align="justify" style:justify-single-word="false" fo:background-color="#1c1c1c">
        <style:background-image/>
      </style:paragraph-properties>
    </style:style>
    <style:style style:name="P5" style:family="paragraph" style:parent-style-name="Preformatted_20_Text">
      <style:paragraph-properties fo:line-height="125%" fo:background-color="#1c1c1c">
        <style:background-image/>
      </style:paragraph-properties>
    </style:style>
    <style:style style:name="P6" style:family="paragraph" style:parent-style-name="Preformatted_20_Text">
      <style:paragraph-properties fo:line-height="125%" fo:background-color="#1c1c1c">
        <style:background-image/>
      </style:paragraph-properties>
      <style:text-properties fo:color="#d0d0d0"/>
    </style:style>
    <style:style style:name="P7" style:family="paragraph" style:parent-style-name="Preformatted_20_Text">
      <style:paragraph-properties fo:text-align="justify" style:justify-single-word="false" fo:background-color="#1c1c1c">
        <style:background-image/>
      </style:paragraph-properties>
      <style:text-properties style:font-name="Courier New"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Courier New"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fo:padding="0.074cm" fo:border-left="none" fo:border-right="none" fo:border-top="none" fo:border-bottom="0.002cm solid #000000" style:join-border="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22" style:family="paragraph" style:parent-style-name="Standard" style:list-style-name="L4">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Standard" style:list-style-name="L5">
      <style:paragraph-properties fo:text-align="justify"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list-style-name="L6">
      <style:paragraph-properties fo:text-align="justify"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list-style-name="L7">
      <style:paragraph-properties fo:text-align="justify"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style:font-name="Courier New" fo:font-size="11pt" style:font-size-asian="11pt" style:font-size-complex="11pt"/>
    </style:style>
    <style:style style:name="T3" style:family="text">
      <style:text-properties fo:color="#cd2828" fo:font-weight="bold" style:font-weight-asian="bold" style:font-weight-complex="bold"/>
    </style:style>
    <style:style style:name="T4" style:family="text">
      <style:text-properties fo:color="#6ab825" fo:font-weight="bold"/>
    </style:style>
    <style:style style:name="T5" style:family="text">
      <style:text-properties fo:color="#447fcf"/>
    </style:style>
    <style:style style:name="T6" style:family="text">
      <style:text-properties fo:color="#d0d0d0"/>
    </style:style>
    <style:style style:name="T7" style:family="text">
      <style:text-properties fo:color="#ed9d13"/>
    </style:style>
    <style:style style:name="T8" style:family="text">
      <style:text-properties fo:color="#3677a9"/>
    </style:style>
    <style:style style:name="T9" style:family="text">
      <style:text-properties fo:color="#24909d"/>
    </style:style>
    <style:style style:name="T10" style:family="text">
      <style:text-properties fo:color="#ff0000" fo:font-weight="bold" style:font-weight-asian="bold" style:font-weight-complex="bold"/>
    </style:style>
    <style:style style:name="T11" style:family="text">
      <style:text-properties fo:color="#006600" fo:font-weight="bold" style:font-weight-asian="bold" style:font-weight-complex="bold"/>
    </style:style>
    <style:style style:name="T12" style:family="text">
      <style:text-properties fo:color="#990000" fo:font-weight="bold" style:font-weight-asian="bold" style:font-weight-complex="bold"/>
    </style:style>
    <style:style style:name="T1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rmat strings exploitation</text:p>
      <text:p text:style-name="P8"/>
      <text:p text:style-name="P9">Tutoriel : <text:a xlink:type="simple" xlink:href="https://cs155.stanford.edu/papers/formatstring-1.2.pdf" text:style-name="Internet_20_link" text:visited-style-name="Visited_20_Internet_20_Link">https://cs155.stanford.edu/papers/formatstring-1.2.pdf</text:a> </text:p>
      <text:p text:style-name="P9"/>
      <text:list xml:id="list3929757239441161746" text:style-name="L1">
        <text:list-item>
          <text:p text:style-name="P19">How does a format string vulnerability looks like ?</text:p>
        </text:list-item>
      </text:list>
      <text:p text:style-name="P9"/>
      <text:p text:style-name="P9"><draw:frame draw:style-name="fr1" draw:name="images1" text:anchor-type="paragraph" svg:width="8.096cm" svg:height="9.051cm" draw:z-index="0"><draw:image xlink:href="Pictures/2000000700001FA10000235A861F46C1.svm" xlink:type="simple" xlink:show="embed" xlink:actuate="onLoad"/></draw:frame></text:p>
      <text:list xml:id="list1763003935787760326" text:style-name="L2">
        <text:list-item>
          <text:p text:style-name="P20">The stack and its role in format strings</text:p>
        </text:list-item>
      </text:list>
      <text:p text:style-name="P9"/>
      <text:p text:style-name="P9">For example, let's consider this printf call :</text:p>
      <text:p text:style-name="P9"/>
      <text:p text:style-name="P10">printf ("Number %d has no address, number %d has: %08x\n", i, a, &amp;a);</text:p>
      <text:p text:style-name="P9"/>
      <text:p text:style-name="P9"><draw:frame draw:style-name="fr1" draw:name="images2" text:anchor-type="paragraph" svg:width="7.641cm" svg:height="7.359cm" draw:z-index="1"><draw:image xlink:href="Pictures/2000000700002CDC00002B3570B7357E.svm" xlink:type="simple" xlink:show="embed" xlink:actuate="onLoad"/></draw:frame></text:p>
      <text:p text:style-name="P9">This is rather expected : the <text:span text:style-name="T1">printf </text:span>function's first argument is the format string, and then the other arguments that the format string should display follow on the stack (if we're executing 32 bits binaries of course).</text:p>
      <text:p text:style-name="P9"/>
      <text:p text:style-name="P9">In such a configuration, what would happen if only a format string, that the user controls, is passed <text:soft-page-break/>to the <text:span text:style-name="T1">printf </text:span>function ? If the user inputs for example <text:span text:style-name="T1">%d</text:span> (4 bytes int), then the 4 bytes following the format string on the stack will be outputed to stdout.</text:p>
      <text:p text:style-name="P9"/>
      <text:p text:style-name="P9">Let's take the example the of <text:span text:style-name="T1">rainfall – level3 </text:span>binary that has a vulnerable call to printf. Right before the printf call, the stack looks like this :</text:p>
      <text:p text:style-name="P9"/>
      <text:p text:style-name="P9"><draw:frame draw:style-name="fr1" draw:name="images3" text:anchor-type="paragraph" svg:width="14.208cm" svg:height="2.409cm" draw:z-index="2"><draw:image xlink:href="Pictures/200000070000378100000969FA0DCC14.svm" xlink:type="simple" xlink:show="embed" xlink:actuate="onLoad"/></draw:frame></text:p>
      <text:p text:style-name="P9">&gt; <text:span text:style-name="T2">0xffffcfd0</text:span> is the address of the format string, that we just inserted here to prepare the call to printf and give it this string as first and only argument.</text:p>
      <text:p text:style-name="P9">&gt; <text:span text:style-name="T2">0x200</text:span> is a value resulting from a previous function call to fgets.</text:p>
      <text:p text:style-name="P9">&gt; <text:span text:style-name="T2">0xf7fa6580</text:span> is, all the same, a previous argument for the function fgets.</text:p>
      <text:p text:style-name="P9"/>
      <text:p text:style-name="P9">What would happen if, in the <text:span text:style-name="T2">0xffffcfd0</text:span> format string, the user supplied <text:span text:style-name="T2">%d</text:span> ? The <text:span text:style-name="T1">printf </text:span>function will search for an integer immediatly after his first argument on the stack. It will find 0x200, and simply display it :</text:p>
      <text:p text:style-name="P9"><draw:frame draw:style-name="fr2" draw:name="images4" text:anchor-type="paragraph" svg:x="0.044cm" svg:y="0.434cm" svg:width="4.156cm" svg:height="1.508cm" draw:z-index="3"><draw:image xlink:href="Pictures/200000070000103B000005E5C2E00F17.svm" xlink:type="simple" xlink:show="embed" xlink:actuate="onLoad"/></draw:frame></text:p>
      <text:p text:style-name="P9">Same, what if we entered %d - %p ? The <text:span text:style-name="T1">printf </text:span>function will search for a 4 bytes integer, and then a 4 bytes address :</text:p>
      <text:p text:style-name="P9"><draw:frame draw:style-name="fr2" draw:name="images5" text:anchor-type="paragraph" svg:x="0.071cm" svg:y="0.355cm" svg:width="4.209cm" svg:height="1.431cm" draw:z-index="4"><draw:image xlink:href="Pictures/2000000700001070000005965963CCF8.svm" xlink:type="simple" xlink:show="embed" xlink:actuate="onLoad"/></draw:frame></text:p>
      <text:p text:style-name="P9"/>
      <text:list xml:id="list8516206242725994853" text:style-name="L3">
        <text:list-item>
          <text:p text:style-name="P21">Crash the program</text:p>
        </text:list-item>
      </text:list>
      <text:p text:style-name="P13"/>
      <text:p text:style-name="P13">From there, the first trivial thing we can do is crash the process. By utilizing format strings we can easily trigger some invalid pointer access by just supplying a format string like :</text:p>
      <text:p text:style-name="P13"/>
      <text:p text:style-name="P12">printf ("%s%s%s%s%s%s%s%s%s%s%s%s");</text:p>
      <text:p text:style-name="P13"/>
      <text:p text:style-name="P13">Because ‘%s’ displays memory from an address that is supplied on the stack, where a lot of other data is stored, too, our chances are high to read from an illegal address, which is not mapped. In the case of our <text:span text:style-name="T1">level3 </text:span>binary, a single <text:span text:style-name="T1">%s </text:span>would be sufficient, since the program would try to load a string at address 0x200, which isn't accessible.</text:p>
      <text:p text:style-name="P14"/>
      <text:p text:style-name="P13">We could also do it with the <text:span text:style-name="T1">%n </text:span>format specifier. This specifier is a bit specific, since it takes as an argument a pointer to a signed int, and stores in it the number of bytes written by printf until then :</text:p>
      <text:p text:style-name="P14"/>
      <text:p text:style-name="P4"><text:span text:style-name="Source_20_Text"><text:span text:style-name="T3">#include &lt;stdio.h&gt;</text:span></text:span></text:p>
      <text:p text:style-name="P5"/>
      <text:p text:style-name="P5"><text:span text:style-name="T4">int</text:span> <text:span text:style-name="T5">main</text:span><text:span text:style-name="T6">()</text:span></text:p>
      <text:p text:style-name="P6">{</text:p>
      <text:p text:style-name="P5"><text:s text:c="2"/><text:span text:style-name="T4">int</text:span> <text:span text:style-name="T6">val;</text:span></text:p>
      <text:p text:style-name="P5"><text:soft-page-break/><text:s text:c="2"/><text:span text:style-name="T6">printf(</text:span><text:span text:style-name="T7">"blah %n blah\n"</text:span><text:span text:style-name="T6">,</text:span> <text:span text:style-name="T6">&amp;val);</text:span></text:p>
      <text:p text:style-name="P5"><text:s text:c="2"/><text:span text:style-name="T6">printf(</text:span><text:span text:style-name="T7">"val = %d\n"</text:span><text:span text:style-name="T6">,</text:span> <text:span text:style-name="T6">val);</text:span></text:p>
      <text:p text:style-name="P5"/>
      <text:p text:style-name="P5"><text:s text:c="2"/><text:span text:style-name="T4">return</text:span> <text:span text:style-name="T8">0</text:span><text:span text:style-name="T6">;</text:span></text:p>
      <text:p text:style-name="P3">}</text:p>
      <text:p text:style-name="P1"><text:span text:style-name="Source_20_Text"><text:span text:style-name="T1"/></text:span></text:p>
      <text:p text:style-name="Text_20_body">The previous code prints:</text:p>
      <text:p text:style-name="Preformatted_20_Text"><text:span text:style-name="Source_20_Text">blah <text:s/>blah</text:span></text:p>
      <text:p text:style-name="P2"><text:span text:style-name="Source_20_Text">val = 5</text:span></text:p>
      <text:p text:style-name="P13">Ce format specifier peut éventuellement nous permettre de modifier la mémoire du programme. Par exemple, avec notre binaire <text:span text:style-name="T1">level 3 </text:span>de <text:span text:style-name="T1">rainfall</text:span> ; on s'arrête juste avant l'appel à <text:span text:style-name="T1">printf</text:span>.</text:p>
      <text:p text:style-name="P13"/>
      <text:p text:style-name="P13">Avant ce call à printf, on examine la stack. On a bien notre format string 0xffffcfd0, puis des arguments d'anciennes fonctions :</text:p>
      <text:p text:style-name="P13">&gt; 0x200 (taille de gets)</text:p>
      <text:p text:style-name="P13">&gt; 0xf7fa6580 (correspond à une variable de librairie partagée qui représente <text:span text:style-name="T1">stdin</text:span>).</text:p>
      <text:p text:style-name="P13"/>
      <text:p text:style-name="P13"><draw:frame draw:style-name="fr3" draw:name="images6" text:anchor-type="paragraph" svg:width="14.713cm" svg:height="9.633cm" draw:z-index="5"><draw:image xlink:href="Pictures/2000000700003978000025A074063577.svm" xlink:type="simple" xlink:show="embed" xlink:actuate="onLoad"/></draw:frame></text:p>
      <text:p text:style-name="P9">On voit qu'après l'exécution de la fonction <text:span text:style-name="T1">printf</text:span>, 512 et affiché (<text:span text:style-name="T2">%d</text:span> prend les 4 bytes suivant la format string et les affiche comme integer), et ce qui se trouve à l'adresse <text:span text:style-name="T2">0xf7fa6580</text:span> et écrasé avec la valeur 4 (<text:span text:style-name="T2">%n</text:span> considère l'adresse comme un pointeur à l'adresse duquel il doit insérer le nombre de bytes écris jusqu'ici).</text:p>
      <text:p text:style-name="P9"/>
      <text:p text:style-name="P9">Bref, on peut faire crash le programme assez simplement avec ce specifier ; imaginons qu'on le mette en premier dans notre format string, printf essaiera de stocker le nombre de bytes écris à l'adresse 0x200, ce qui n'est pas accessible.</text:p>
      <text:p text:style-name="P9"/>
      <text:p text:style-name="P9"/>
      <text:list xml:id="list5204872755488394170" text:style-name="L4">
        <text:list-item>
          <text:p text:style-name="P22">Viewing the stack</text:p>
        </text:list-item>
      </text:list>
      <text:p text:style-name="P9"/>
      <text:p text:style-name="P9"><text:soft-page-break/></text:p>
      <text:p text:style-name="P9">We can show some parts of the stack memory by using a format string like one of these two (first to print as hex, second as addresses) :</text:p>
      <text:p text:style-name="P9"/>
      <text:p text:style-name="P10">printf ("%08x %08x %08x %08x %08x\n");</text:p>
      <text:p text:style-name="P10">printf ("%p %p %p %p %p\n");</text:p>
      <text:p text:style-name="P15"/>
      <text:p text:style-name="P15">Ce genre d'instruction affichera les données sous forme hexadécimale ou d'adresse de ce qui suit immédiatement la format string sur la stack :</text:p>
      <text:p text:style-name="P15"/>
      <text:p text:style-name="P15"><draw:frame draw:style-name="fr1" draw:name="images7" text:anchor-type="paragraph" svg:width="15.824cm" svg:height="5.717cm" draw:z-index="6"><draw:image xlink:href="Pictures/2000000700003DCF000016547FFB02B9.svm" xlink:type="simple" xlink:show="embed" xlink:actuate="onLoad"/></draw:frame></text:p>
      <text:p text:style-name="P15">On break juste avant l'appel à <text:span text:style-name="T1">printf</text:span> et on examine la stack ; on confirme ensuite que les données de la stack nous sont bien correctement renvoyées. On peut ainsi leak une grande partie de la stack (on est tout de même limité par la taille du buffer contenant la format string).</text:p>
      <text:p text:style-name="P15"/>
      <text:p text:style-name="P15">NOTE : Imaginons qu'on veuille examiner les emplacements mémoires qui suivent l'endroit où est stockée la format string en mémoire (dans l'example ci-dessus par exemple, on souhaite voir des emplacements mémoires qui suivent tous les 0x25207025 qui représentent simplement les %08x de notre chaîne de format).</text:p>
      <text:p text:style-name="P15"/>
      <text:p text:style-name="P15">On ne peut pas simplement continuer d'ajouter des %08x, car en faisant cela, on allonge la chaîne de format en mémoire et on continuera d'afficher le contenu de la chaîne de format. On peut cependant avoir accès à ces emplacements mémoires grâce à la syntaxe suivante :</text:p>
      <text:p text:style-name="P15"/>
      <text:p text:style-name="P10">%0x%8$x</text:p>
      <text:p text:style-name="P15"/>
      <text:p text:style-name="P15">Qui indique à printf d'afficher le <text:span text:style-name="T1">8ème </text:span>argument de printf, ce qui va nous déplacer en mémoire sur la stack sans avoir à rallonger la chaîne elle-même!</text:p>
      <text:p text:style-name="P15"/>
      <text:p text:style-name="P15"/>
      <text:list xml:id="list2370991313156236859" text:style-name="L5">
        <text:list-item>
          <text:p text:style-name="P23">Viewing memory at any location</text:p>
        </text:list-item>
      </text:list>
      <text:p text:style-name="P16"/>
      <text:p text:style-name="P16">It is also possible to peek at memory locations different from the stack memory. To do this we have to get the format function to display memory from an address we can supply.</text:p>
      <text:p text:style-name="P16"/>
      <text:p text:style-name="P16">This poses two problems to us:</text:p>
      <text:p text:style-name="P16">&gt; First, we have to find a format parameter which uses an address as stack parameter and displays memory from there, </text:p>
      <text:p text:style-name="P16">&gt; And we have to supply that address.</text:p>
      <text:p text:style-name="P16"/>
      <text:p text:style-name="P16">We are lucky in the first case, since the ‘%s’ parameter just does that, it displays memory — usually <text:soft-page-break/>an ASCIIZ string — from a stack-supplied address. So the remaining problem is, how to get that address on the stack, into the right place.</text:p>
      <text:p text:style-name="P16"/>
      <text:p text:style-name="P16">It is important to understand that the format string is itself on the stack since it is a variable. The first argument of the <text:span text:style-name="T1">printf </text:span>function in simply a pointer to this area of the stack.</text:p>
      <text:p text:style-name="P16"/>
      <text:p text:style-name="P16">For example :</text:p>
      <text:p text:style-name="P16"/>
      <text:p text:style-name="P16"><draw:frame draw:style-name="fr3" draw:name="images8" text:anchor-type="paragraph" svg:width="14.497cm" svg:height="7.71cm" draw:z-index="7"><draw:image xlink:href="Pictures/2000000700003F91000021CDA8C95458.svm" xlink:type="simple" xlink:show="embed" xlink:actuate="onLoad"/></draw:frame></text:p>
      <text:p text:style-name="P15">In red, we can see the pointer to the format string, that is stored right after on the stack (mainly because there wasn't much instructions between the declaration of the buffer and the call to printf).</text:p>
      <text:p text:style-name="P15"/>
      <text:p text:style-name="P15">This was actually pretty similar in our other examples, just less visual :</text:p>
      <text:p text:style-name="P15"/>
      <text:p text:style-name="P15"><draw:frame draw:style-name="fr1" draw:name="images9" text:anchor-type="paragraph" svg:width="15.85cm" svg:height="5.717cm" draw:z-index="8"><draw:image xlink:href="Pictures/2000000700003DEA000016544A5BB1F2.svm" xlink:type="simple" xlink:show="embed" xlink:actuate="onLoad"/></draw:frame></text:p>
      <text:p text:style-name="P15">So the plan is :</text:p>
      <text:p text:style-name="P15">&gt; Place the address that interests us at the beginning of the format string.</text:p>
      <text:p text:style-name="P15">&gt; Place some dummy parameter to move toward the format string on the stack.</text:p>
      <text:p text:style-name="P15">&gt; When we reached the format string on the stack, insert a <text:span text:style-name="T1">%s</text:span> specifier to display content.</text:p>
      <text:p text:style-name="P15"/>
      <text:p text:style-name="P15">Dans notre cas, il est assez simple de calculer la distance entre le pointeur de la format string, et l'adresse de la format string sur la stack. Le pointeur se situe à 0xffffcf0, et la chaîne à 0xffffcfd0 ; il y a donc 16 bytes d'écart ; on doit passer 3 bytes (le pointeur s'incrémentant à partir de <text:span text:style-name="T1">après </text:span>le pointeur sur la chaîne de format).</text:p>
      <text:p text:style-name="P15"/>
      <text:p text:style-name="P15"><text:soft-page-break/>Imaginons donc qu'on veuille examiner ce qui se trouve à l'adresse <text:span text:style-name="T2">0x0804860d</text:span> (spoiler : il s'agit de la chaîne "<text:span text:style-name="T2">/bin/sh</text:span>"). On pourrait avoir le payload suivant :</text:p>
      <text:p text:style-name="P15"/>
      <text:p text:style-name="P7"><text:span text:style-name="T6">payload</text:span> <text:span text:style-name="T6">=</text:span> <text:span text:style-name="T6">b</text:span><text:span text:style-name="T7">'\x0d\x86\x04\x08_%08x.%08x.%08x|%s|'</text:span></text:p>
      <text:p text:style-name="P5"/>
      <text:p text:style-name="P5"><text:span text:style-name="T6">file</text:span> <text:span text:style-name="T6">=</text:span> <text:span text:style-name="T9">open</text:span><text:span text:style-name="T6">(</text:span><text:span text:style-name="T7">"payload"</text:span><text:span text:style-name="T6">,</text:span> <text:span text:style-name="T7">"wb"</text:span><text:span text:style-name="T6">)</text:span></text:p>
      <text:p text:style-name="P6">file.write(payload)</text:p>
      <text:p text:style-name="P3">file.close()</text:p>
      <text:p text:style-name="P15"/>
      <text:p text:style-name="P15">Il va se passer exactement ce qu'on a décrit :</text:p>
      <text:p text:style-name="P15">&gt; On insère l'adresse au début de la format string.</text:p>
      <text:p text:style-name="P15">&gt; On se décale de 3 bytes vers les adresses hautes de la pile, c'està-dire le début de notre format string elle-même.</text:p>
      <text:p text:style-name="P15">&gt; Le %s specifier va prendre en argument l'adresse représentée par les 4 premiers octets de notre chaîne, i.e. <text:span text:style-name="T2">0x0804860d</text:span>, et nous révéler son contenu.</text:p>
      <text:p text:style-name="P15"/>
      <text:p text:style-name="P15"><draw:frame draw:style-name="fr3" draw:name="images10" text:anchor-type="paragraph" svg:width="16.425cm" svg:height="5.606cm" draw:z-index="9"><draw:image xlink:href="Pictures/200000070000420C000016896353B217.svm" xlink:type="simple" xlink:show="embed" xlink:actuate="onLoad"/></draw:frame></text:p>
      <text:p text:style-name="P15"/>
      <text:list xml:id="list8404651737731637918" text:style-name="L6">
        <text:list-item>
          <text:p text:style-name="P24">Exploitation similar to common buffer overflows</text:p>
        </text:list-item>
      </text:list>
      <text:p text:style-name="P17"/>
      <text:p text:style-name="P16">See tutorial.</text:p>
      <text:p text:style-name="P16"/>
      <text:p text:style-name="P16"/>
      <text:list xml:id="list5697323210131213566" text:style-name="L7">
        <text:list-item>
          <text:p text:style-name="P25">Pure format string exploit</text:p>
        </text:list-item>
      </text:list>
      <text:p text:style-name="P16"/>
      <text:p text:style-name="P16">Lets remember the format parameters mentioned. There is the <text:span text:style-name="T1">%n</text:span> parameter, which writes the number of bytes already printed, into a variable of our choice. The address of the variable is given to the format function by placing an integer pointer as parameter onto the stack.</text:p>
      <text:p text:style-name="P16"/>
      <text:p text:style-name="P16">With this format specifier, and the very same method we used to display arbitrary memory locations, we could write bytes to arbitrary locations. Instead of the <text:span text:style-name="T1">%s </text:span>specifier, we simply use the <text:span text:style-name="T1">%n </text:span>one, in order to write bytes and not read them.</text:p>
      <text:p text:style-name="P16"/>
      <text:p text:style-name="P16">Let's say I want to write to the location <text:span text:style-name="T2">0x0804988c</text:span>. This payload would do just that :</text:p>
      <text:p text:style-name="P16"/>
      <text:p text:style-name="P12">\x8c\x98\x04\x08_%08x.%08x.%08x%n</text:p>
      <text:p text:style-name="P16"/>
      <text:p text:style-name="P16">The way it works is strictly similar to how we were previously reading the memory : we use some %08x to go up in the stack, until we point right at the beginning of the format string itself. Then the <text:span text:style-name="T1">%n </text:span>specifier is called, and we write the number of bytes written until now by <text:span text:style-name="T1">printf </text:span>at the momory <text:soft-page-break/>location we want, here <text:span text:style-name="T2">0x0804988c</text:span>.</text:p>
      <text:p text:style-name="P16"/>
      <text:p text:style-name="P16"><draw:frame draw:style-name="fr3" draw:name="images11" text:anchor-type="paragraph" svg:width="15.797cm" svg:height="8.23cm" draw:z-index="10"><draw:image xlink:href="Pictures/2000000700003DB500002026417717A5.svm" xlink:type="simple" xlink:show="embed" xlink:actuate="onLoad"/></draw:frame></text:p>
      <text:p text:style-name="P16">We can see here that after <text:span text:style-name="T1">printf </text:span>was executed, we wrote to the desired memory location the number of bytes printf outputed (31).</text:p>
      <text:p text:style-name="P16"/>
      <text:p text:style-name="P16">Since we control the format string, we can actually control the integer that is written at this memory location. Say we wanted to write <text:span text:style-name="T1">64</text:span> at this location ; we could simply adjust our payload to :</text:p>
      <text:p text:style-name="P16"/>
      <text:p text:style-name="P12">\x8c\x98\x04\x08_%08x.%041x.%08x%n</text:p>
      <text:p text:style-name="P16"/>
      <text:p text:style-name="P16">We simply changed how many characters <text:span text:style-name="T1">printf </text:span>is supposed to output when printing one of our dummy specifiers used to go up the stack. Now the number of bytes outputed by printf will be 64 :</text:p>
      <text:p text:style-name="P16"/>
      <text:p text:style-name="P16"><draw:frame draw:style-name="fr1" draw:name="images12" text:anchor-type="paragraph" svg:width="11.615cm" svg:height="3.865cm" draw:z-index="11"><draw:image xlink:href="Pictures/2000000700002D6000000F182FAD25A7.svm" xlink:type="simple" xlink:show="embed" xlink:actuate="onLoad"/></draw:frame></text:p>
      <text:p text:style-name="P15">So, we have some kind of limited control upon what we write at an arbitrary location. But for writing large numbers — such as addresses — this is not sufficient.</text:p>
      <text:p text:style-name="P15"/>
      <text:p text:style-name="P15">We can actually manage to write large numbers like addresses by <text:span text:style-name="T1">writing one byte at a time </text:span>from the address we are writing at. Let's assume we want to write the following address at the following memory location :</text:p>
      <text:p text:style-name="P15"/>
      <text:p text:style-name="P10">0x804988c<text:tab/>--&gt;<text:tab/>0x70605040</text:p>
      <text:p text:style-name="P15"/>
      <text:p text:style-name="P15">We need to write these bytes (since adresses are stored in memory in little-endian) :</text:p>
      <text:p text:style-name="P15"/>
      <text:p text:style-name="P10">0x804988c<text:tab/>0x804988d<text:tab/>0x804988e<text:tab/>0x804988f</text:p>
      <text:p text:style-name="P10">0x40<text:tab/><text:tab/>0x50<text:tab/><text:tab/>0x60<text:tab/><text:tab/>0x70</text:p>
      <text:p text:style-name="P10"><text:soft-page-break/></text:p>
      <text:p text:style-name="P15">Let's try first to write the two first bytes (0x40 and 0x50). We would have the following payload :</text:p>
      <text:p text:style-name="P15"/>
      <text:p text:style-name="P15"><draw:frame draw:style-name="fr4" draw:name="images13" text:anchor-type="paragraph" svg:width="16.999cm" svg:height="1.254cm" draw:z-index="12"><draw:image xlink:href="Pictures/200000070000476C00000546B2B03D52.svm" xlink:type="simple" xlink:show="embed" xlink:actuate="onLoad"/></draw:frame></text:p>
      <text:p text:style-name="P15">What will happen ?</text:p>
      <text:p text:style-name="P15">&gt; First, we will write 0x40 at memory location 0x804988c, just as before (first red).</text:p>
      <text:p text:style-name="P15">&gt; Then, the %u modifyer is reached. It will try and print the dummy address 0x11111111 with a field length of 16, which is 0x10 in hex (in green).</text:p>
      <text:p text:style-name="P15">&gt; Finally, the second %n specifier is reached, and will write at memory location 0x804988d (second red). It will write 0x50 since we juste displayed the dummy address for 0x10 and we already wrote 0x40 bytes.</text:p>
      <text:p text:style-name="P15"/>
      <text:p text:style-name="P15">The result, right after the printf call, when we examine the memory byte by byte :</text:p>
      <text:p text:style-name="P15"/>
      <text:p text:style-name="P15"><draw:frame draw:style-name="fr2" draw:name="images14" text:anchor-type="paragraph" svg:x="0.123cm" svg:y="0cm" svg:width="6.219cm" svg:height="2.963cm" draw:z-index="13"><draw:image xlink:href="Pictures/200000070000184B00000B94843B3DA7.svm" xlink:type="simple" xlink:show="embed" xlink:actuate="onLoad"/></draw:frame></text:p>
      <text:p text:style-name="P15">Let's write the whole 4 bytes of the address we wish to insert at memory location 0x804988c :</text:p>
      <text:p text:style-name="P15"/>
      <text:p text:style-name="P11">payload = b'<text:span text:style-name="T10">\x8c\x98\x04\x08</text:span>\x11\x11\x11\x11<text:span text:style-name="T10">\x8d\x98\x04\x08</text:span>\x22\x22\x22\x22<text:span text:style-name="T10">\x8e\x98\x04\x08</text:span>\x33\x33\x33\x33<text:span text:style-name="T10">\x8f\x98\x04\x08</text:span>_%08x.%017x.%08x<text:span text:style-name="T10">%n</text:span>%16u<text:span text:style-name="T10">%n</text:span>%16u<text:span text:style-name="T10">%n</text:span>%16u<text:span text:style-name="T10">%n</text:span>' </text:p>
      <text:p text:style-name="P15"/>
      <text:p text:style-name="P15">We get the expected result :</text:p>
      <text:p text:style-name="P15"><draw:frame draw:style-name="fr2" draw:name="images15" text:anchor-type="paragraph" svg:x="0.125cm" svg:y="0.275cm" svg:width="6.482cm" svg:height="4.897cm" draw:z-index="14"><draw:image xlink:href="Pictures/200000070000195300001320C4576F7B.svm" xlink:type="simple" xlink:show="embed" xlink:actuate="onLoad"/></draw:frame></text:p>
      <text:p text:style-name="P15">There is something we should take into account though. When writing byte by byte, the following happened, since we are actually <text:span text:style-name="T1">writing 4 bytes int</text:span> :</text:p>
      <text:p text:style-name="P15"/>
      <text:p text:style-name="P15">&gt;&gt; <text:span text:style-name="T1">After writing first byte</text:span></text:p>
      <text:p text:style-name="P15"/>
      <text:p text:style-name="P15"><text:span text:style-name="T11">0x804988c</text:span><text:tab/>0x804988d<text:tab/>0x804988e<text:tab/>0x804988f</text:p>
      <text:p text:style-name="P15"><text:span text:style-name="T11">0x40</text:span><text:tab/><text:tab/>0x00<text:tab/><text:tab/>0x00<text:tab/><text:tab/>0x00</text:p>
      <text:p text:style-name="P15"/>
      <text:p text:style-name="P15">&gt;&gt; <text:span text:style-name="T1">After writing second byte</text:span></text:p>
      <text:p text:style-name="P15"><text:soft-page-break/><text:span text:style-name="T11">0x804988c</text:span><text:tab/><text:span text:style-name="T11">0x804988d</text:span><text:tab/>0x804988e<text:tab/>0x804988f<text:tab/><text:span text:style-name="T12">0x8049890</text:span></text:p>
      <text:p text:style-name="P15"><text:span text:style-name="T11">0x40</text:span><text:tab/><text:tab/><text:span text:style-name="T11">0x50</text:span><text:tab/><text:tab/>0x00<text:tab/><text:tab/>0x00<text:tab/><text:tab/><text:span text:style-name="T12">0x00</text:span></text:p>
      <text:p text:style-name="P15"/>
      <text:p text:style-name="P15">&gt;&gt; <text:span text:style-name="T1">After writing third byte</text:span></text:p>
      <text:p text:style-name="P15"><text:span text:style-name="T11">0x804988c</text:span><text:tab/><text:span text:style-name="T11">0x804988d</text:span><text:tab/><text:span text:style-name="T11">0x804988e</text:span><text:tab/>0x804988f<text:tab/><text:span text:style-name="T12">0x8049890</text:span><text:tab/><text:span text:style-name="T12">0x8049891</text:span></text:p>
      <text:p text:style-name="P15"><text:span text:style-name="T11">0x40</text:span><text:tab/><text:tab/><text:span text:style-name="T11">0x50</text:span><text:tab/><text:tab/><text:span text:style-name="T11">0x60</text:span><text:tab/><text:tab/>0x00<text:tab/><text:tab/><text:span text:style-name="T12">0x00</text:span><text:tab/><text:tab/><text:span text:style-name="T12">0x00</text:span></text:p>
      <text:p text:style-name="P15"/>
      <text:p text:style-name="P15">&gt;&gt; <text:span text:style-name="T1">After writing fourth byte</text:span></text:p>
      <text:p text:style-name="P15"><text:span text:style-name="T11">0x804988c</text:span><text:tab/><text:span text:style-name="T11">0x804988d</text:span><text:tab/><text:span text:style-name="T11">0x804988e</text:span><text:tab/><text:span text:style-name="T11">0x804988f</text:span><text:tab/><text:span text:style-name="T12">0x8049890</text:span><text:tab/><text:span text:style-name="T12">0x8049891</text:span><text:tab/><text:span text:style-name="T12">0x8049890</text:span></text:p>
      <text:p text:style-name="P15"><text:span text:style-name="T11">0x40</text:span><text:tab/><text:tab/><text:span text:style-name="T11">0x50</text:span><text:tab/><text:tab/><text:span text:style-name="T11">0x60</text:span><text:tab/><text:tab/><text:span text:style-name="T11">0x70</text:span><text:tab/><text:tab/><text:span text:style-name="T12">0x00</text:span><text:tab/><text:tab/><text:span text:style-name="T12">0x00</text:span><text:tab/><text:tab/><text:span text:style-name="T12">0x00</text:span></text:p>
      <text:p text:style-name="P15"/>
      <text:p text:style-name="P15"/>
      <text:p text:style-name="P15">Since we are writing <text:span text:style-name="T1">4 bytes each time</text:span>, when writing to memory locations [addr+1], we actually overwrite the first byte of the next address. We overwrite the second byte of the next address with the third write, and the third with the fourth write. This is something that could crash the app.</text:p>
      <text:p text:style-name="P15"/>
      <text:p text:style-name="P15"/>
      <text:p text:style-name="P15">Another note : at the moment, we were only able to write a sequence of byte whose <text:span text:style-name="T1">values were increasing</text:span> (since each time, the %n specifier write the number of bytes outputted by printf, and this number only goes up). We can actually <text:span text:style-name="T1">bypass this limitation</text:span>.</text:p>
      <text:p text:style-name="P15"/>
      <text:p text:style-name="P15">In memory, integers are store in the <text:span text:style-name="T1">little-endian </text:span>order. Which means that when we write the integer <text:span text:style-name="T2">0x00000070</text:span>, we actually have the bytes :</text:p>
      <text:p text:style-name="P15"/>
      <text:p text:style-name="P15">70 00 00 00</text:p>
      <text:p text:style-name="P15"/>
      <text:p text:style-name="P15">When we are writing bytes in memory with the method we just described, <text:span text:style-name="T1">we only care about the least-significant byte</text:span> (here 70). Which means that if we want to write <text:span text:style-name="T1">10 </text:span>to a byte, we can totally write the following integer :</text:p>
      <text:p text:style-name="P15"/>
      <text:p text:style-name="P10">0x00000110</text:p>
      <text:p text:style-name="P15"/>
      <text:p text:style-name="P15">Which would result in the following bytes :</text:p>
      <text:p text:style-name="P15"><text:span text:style-name="T1">10</text:span> 01 00 00</text:p>
      <text:p text:style-name="P15"/>
      <text:p text:style-name="P15">So if we already wrote 0x50 bytes, and we want to write <text:span text:style-name="T1">0x30 </text:span>in the next byte. We simply add 0x50 + 0x30 bytes, so we write this hex number :</text:p>
      <text:p text:style-name="P15"/>
      <text:p text:style-name="P10">0x000000130</text:p>
      <text:p text:style-name="P15"/>
      <text:p text:style-name="P15">Which is equivalent to doing <text:span text:style-name="T1">(0x100 + desired_num) – bytes_already_written</text:span>. </text:p>
      <text:p text:style-name="P15"/>
      <text:p text:style-name="P15"/>
      <text:p text:style-name="P15">So for example, let's say we didn't want to write the address <text:span text:style-name="T2">0x70605040</text:span> as before, but <text:span text:style-name="T2">0x30605040</text:span>. We need to write in the last byte <text:span text:style-name="T1">0x30</text:span> ; we already wrote 0x60 bytes ; so we need to add 0x100 – 0x60 + 0x30 == D0 (hex) == 208 (decimal) :</text:p>
      <text:p text:style-name="P15"/>
      <text:p text:style-name="P15"><draw:frame draw:style-name="fr4" draw:name="images16" text:anchor-type="paragraph" svg:width="16.999cm" svg:height="1.483cm" draw:z-index="15"><draw:image xlink:href="Pictures/20000007000044BC00000600A5EA2A14.svm" xlink:type="simple" xlink:show="embed" xlink:actuate="onLoad"/></draw:frame></text:p>
      <text:p text:style-name="P15"/>
      <text:p text:style-name="P15"><draw:frame draw:style-name="fr2" draw:name="images17" text:anchor-type="paragraph" svg:x="0.15cm" svg:y="0cm" svg:width="6.219cm" svg:height="2.462cm" draw:z-index="16"><draw:image xlink:href="Pictures/200000070000184B0000099E4C4659F6.svm" xlink:type="simple" xlink:show="embed" xlink:actuate="onLoad"/></draw:frame><text:soft-page-break/></text:p>
      <text:p text:style-name="P15">Une formule un peu plus formelle est présente dans le tutoriel. Mais, dans tous les cas, grâce à cette technique on est capable d'écrire des données arbitraires à des emplacements mémoire également arbitraire (avec comme seul inconvénient l'overwrite de cases mémoire adjactentes).</text:p>
      <text:p text:style-name="P15"/>
      <text:p text:style-name="P18"/>
      <text:p text:style-name="P15"/>
      <text:p text:style-name="P15">Le calcul du padding nécessaire avant chaque <text:span text:style-name="T1">%u </text:span>pour écrire un certain byte avec le %<text:span text:style-name="T1">n </text:span>qui suit immédiatement est, formulé de manière plus formelle, le suivant :</text:p>
      <text:p text:style-name="P15"/>
      <text:p text:style-name="P10">write_byte += 0x100;</text:p>
      <text:p text:style-name="P10">already_written %= 0x100;</text:p>
      <text:p text:style-name="P10">padding = (write_byte - already_written) % 0x100;</text:p>
      <text:p text:style-name="P10">if (padding &lt; 10)</text:p>
      <text:p text:style-name="P10"><text:tab/>padding += 0x100;</text:p>
      <text:p text:style-name="P15"/>
      <text:p text:style-name="P15"/>
      <text:p text:style-name="P15">On commence par ajouter au byte qu'on souhaite avoir à l'adresse donnée 0x100 ; on part du principe qu'il faudra en effet passer les 0x100 pour inscrire 01 dans le second byte, et le byte que l'on souhaite dans le premier.</text:p>
      <text:p text:style-name="P15"/>
      <text:p text:style-name="P15">On opère ensuite un modulo sur <text:span text:style-name="T1">already_written</text:span> ; cela nous permet d'uniquement prendre les deux derniers chiffres du nombre hexadécimal. Ces deux derniers bytes sont ceux qui seront inscrits dans le byte de poids faible à l'adresse que nous visons. Seules les valeurs entre <text:span text:style-name="T1">cette valeur et 0x100 </text:span>peuvent être directement inscrites dans le byte de poids faible sans devoir passer par 0x1[desired byte].</text:p>
      <text:p text:style-name="P15"/>
      <text:p text:style-name="P15">On calcule la distance entre <text:span text:style-name="T1">write_byte </text:span>et <text:span text:style-name="T1">already_written</text:span>. S'il y a moins de 0x100 d'écart, cela signifie que <text:span text:style-name="T1">write_byte </text:span>(avant qu'on lui ait rajouté 0x100) était inférieur aux deux derniers chiffres de <text:span text:style-name="T1">already_written</text:span>, et donc qu'on ne pouvait pas l'inscrire directement sans dépasser les 0x100 d'écart.</text:p>
      <text:p text:style-name="P15"/>
      <text:p text:style-name="P15">Sinon, cela veut dire qu'il était accessible directement en augmentant un peu <text:span text:style-name="T1">already_written</text:span>, et le %0x100 du calcul nous permet de le faire.</text:p>
      <text:p text:style-name="P15"/>
      <text:p text:style-name="P15">Concernant la dernière condition :</text:p>
      <text:p text:style-name="P15"/>
      <text:p text:style-name="P17">A simple integer output, such as “%u” can generate a string of a length up to ten characters, depending on the integer number it outputs.4 If the required length is larger than the padding we specify, say we want to output ‘1000’ with a “%2u”, our value will be dropped in favor to not losing any meaningful output. By ensuring our padding is always larger than 10, we can keep an always accurate number of ‘already_written’<text:span text:style-name="T13">.</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4M12S</meta:editing-duration>
    <meta:editing-cycles>10</meta:editing-cycles>
    <meta:generator>OpenOffice/4.1.5$Win32 OpenOffice.org_project/415m1$Build-9789</meta:generator>
    <dc:date>2021-11-25T11:47:59.95</dc:date>
    <meta:document-statistic meta:table-count="0" meta:image-count="17" meta:object-count="0" meta:page-count="10" meta:paragraph-count="135" meta:word-count="2516" meta:character-count="14457"/>
    <meta:user-defined meta:name="Info 1"/>
    <meta:user-defined meta:name="Info 2"/>
    <meta:user-defined meta:name="Info 3"/>
    <meta:user-defined meta:name="Info 4"/>
  </office:meta>
</office:document-meta>
</file>